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3dea7" officeooo:paragraph-rsid="0003dea7"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3dea7" officeooo:paragraph-rsid="0003dea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491c6" officeooo:paragraph-rsid="000491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95a2c" officeooo:paragraph-rsid="00095a2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9aeda" officeooo:paragraph-rsid="0009aed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c6325" officeooo:paragraph-rsid="000c632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3dea7" officeooo:paragraph-rsid="0003dea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491c6" officeooo:paragraph-rsid="000491c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491c6" officeooo:paragraph-rsid="000491c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4b8c1" officeooo:paragraph-rsid="0004b8c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5d121" officeooo:paragraph-rsid="0005d12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bold" officeooo:rsid="000491c6" officeooo:paragraph-rsid="000491c6" style:font-size-asian="10.5pt" style:font-weight-asian="bold" style:font-size-complex="12pt" style:font-weight-complex="bold"/>
    </style:style>
    <style:style style:name="P13" style:family="paragraph" style:parent-style-name="Standard">
      <style:paragraph-properties fo:text-align="start" style:justify-single-word="false"/>
      <style:text-properties officeooo:paragraph-rsid="0004b8c1"/>
    </style:style>
    <style:style style:name="P14" style:family="paragraph" style:parent-style-name="Standard">
      <style:paragraph-properties fo:text-align="start" style:justify-single-word="false"/>
      <style:text-properties officeooo:rsid="0005d121" officeooo:paragraph-rsid="0005d121"/>
    </style:style>
    <style:style style:name="P15" style:family="paragraph" style:parent-style-name="Standard">
      <style:paragraph-properties fo:text-align="start" style:justify-single-word="false"/>
      <style:text-properties officeooo:paragraph-rsid="0009aeda"/>
    </style:style>
    <style:style style:name="P16" style:family="paragraph" style:parent-style-name="Standard">
      <style:paragraph-properties fo:text-align="start" style:justify-single-word="false"/>
      <style:text-properties officeooo:paragraph-rsid="000c6325"/>
    </style:style>
    <style:style style:name="T1" style:family="text">
      <style:text-properties officeooo:rsid="000491c6"/>
    </style:style>
    <style:style style:name="T2" style:family="text">
      <style:text-properties fo:font-size="12pt" style:text-underline-style="none" fo:font-weight="normal" style:font-size-asian="10.5pt" style:font-weight-asian="normal" style:font-size-complex="12pt" style:font-weight-complex="normal"/>
    </style:style>
    <style:style style:name="T3" style:family="text">
      <style:text-properties fo:font-size="12pt" style:text-underline-style="none" fo:font-weight="normal" officeooo:rsid="0004b8c1" style:font-size-asian="10.5pt" style:font-weight-asian="normal" style:font-size-complex="12pt" style:font-weight-complex="normal"/>
    </style:style>
    <style:style style:name="T4" style:family="text">
      <style:text-properties fo:font-size="12pt" style:text-underline-style="none" fo:font-weight="normal" officeooo:rsid="000907e3" style:font-size-asian="10.5pt" style:font-weight-asian="normal" style:font-size-complex="12pt" style:font-weight-complex="normal"/>
    </style:style>
    <style:style style:name="T5" style:family="text">
      <style:text-properties fo:font-size="12pt" style:text-underline-style="none" fo:font-weight="normal" officeooo:rsid="00078a28" style:font-size-asian="10.5pt" style:font-weight-asian="normal" style:font-size-complex="12pt" style:font-weight-complex="normal"/>
    </style:style>
    <style:style style:name="T6" style:family="text">
      <style:text-properties fo:font-size="12pt" fo:font-weight="normal" officeooo:rsid="0009aeda" style:font-size-asian="10.5pt" style:font-weight-asian="normal" style:font-size-complex="12pt" style:font-weight-complex="normal"/>
    </style:style>
    <style:style style:name="T7" style:family="text">
      <style:text-properties fo:font-size="12pt" fo:font-weight="normal" officeooo:rsid="000e5e98" style:font-size-asian="10.5pt" style:font-weight-asian="normal" style:font-size-complex="12pt" style:font-weight-complex="normal"/>
    </style:style>
    <style:style style:name="T8" style:family="text">
      <style:text-properties fo:font-size="12pt" fo:font-weight="normal" officeooo:rsid="000c6325" style:font-size-asian="10.5pt" style:font-weight-asian="normal" style:font-size-complex="12pt" style:font-weight-complex="normal"/>
    </style:style>
    <style:style style:name="T9" style:family="text">
      <style:text-properties fo:font-size="12pt" fo:font-weight="normal" officeooo:rsid="000f69ae" style:font-size-asian="10.5pt" style:font-weight-asian="normal" style:font-size-complex="12pt" style:font-weight-complex="normal"/>
    </style:style>
    <style:style style:name="T10" style:family="text">
      <style:text-properties style:text-underline-style="solid" style:text-underline-width="auto" style:text-underline-color="font-color"/>
    </style:style>
    <style:style style:name="T11" style:family="text">
      <style:text-properties officeooo:rsid="00078a28"/>
    </style:style>
    <style:style style:name="T12" style:family="text">
      <style:text-properties officeooo:rsid="000889c9"/>
    </style:style>
    <style:style style:name="T13" style:family="text">
      <style:text-properties officeooo:rsid="0009aeda"/>
    </style:style>
    <style:style style:name="T14" style:family="text">
      <style:text-properties officeooo:rsid="000e50e0"/>
    </style:style>
    <style:style style:name="T15" style:family="text">
      <style:text-properties officeooo:rsid="000f69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FT : Description du code</text:p>
      <text:p text:style-name="P1"/>
      <text:p text:style-name="P2"><text:span text:style-name="T10">Article étudié :</text:span> <text:a xlink:type="simple" xlink:href="https://www.cs.ubc.ca/~lowe/papers/ijcv04.pdf" text:style-name="Internet_20_link" text:visited-style-name="Visited_20_Internet_20_Link">https://www.cs.ubc.ca/~lowe/papers/ijcv04.pdf</text:a></text:p>
      <text:p text:style-name="P2"/>
      <text:p text:style-name="P7">Noms et prénoms des membres du groupe de projet :</text:p>
      <text:p text:style-name="P2">Pierre MILLET, Catheline PARISOT, Lucas WANNENMACHER</text:p>
      <text:p text:style-name="P2"/>
      <text:p text:style-name="P7">Résumé du principe, des objectifs de l’algorithme étudié :</text:p>
      <text:p text:style-name="P2">L’objectif de la partie implémentation de l’algorithme était de réussir à détecter les extremas potentiels sur les différences de gaussienne. Pour cela, nous avons construit l’espace des échelles avec 4 octaves et 5 gaussiennes par octave. <text:span text:style-name="T1">Ensuite, nous avons recherché les extremas potentiels sur chaque différence de gaussienne puis nous les avons mis en valeur pour bien les voir à l’affichage.</text:span></text:p>
      <text:p text:style-name="P3"/>
      <text:p text:style-name="P4">La partie application met en valeur ce que l’on peut faire avec l’<text:span text:style-name="T14">algorithme</text:span> SIFT notamment grâce aux fonction opencv de python. 5 expériences différentes ont été effectuées lors de la partie application. D’abord, la mise en évidence des enjeux du SIFT avec l’image Lena, notamment par rapport à l’invariance par rotation et au changement d’échelle. Ensuite, 3 différents scénarios de reconnaissance d’objets ont été effectués. Enfin, nous avons implémenté une reconnaissance d’objet en direct avec une acquisition vidéo qui met en valeur le potentiel de l’algorithme SIFT. </text:p>
      <text:p text:style-name="P4"/>
      <text:p text:style-name="P4"/>
      <text:p text:style-name="P8">Structure de l’archive zip déposée :</text:p>
      <text:p text:style-name="P3">Fichier implémentation : Implementation_SIFT_MILLET_PARISOT_WANNENMACHER.ipynb</text:p>
      <text:p text:style-name="P3">Fichier application : Application_SIFT_MILLET_PARISOT_WANNENMACHER.ipynb</text:p>
      <text:p text:style-name="P3">Fichier description : Description_SIFT_MILLET_PARISOT_WANNENMACHER.pdf</text:p>
      <text:p text:style-name="P3"/>
      <text:p text:style-name="P8">Partie Implémentation :</text:p>
      <text:p text:style-name="P8"/>
      <text:p text:style-name="P9"><text:tab/>Description :</text:p>
      <text:p text:style-name="P9"/>
      <text:p text:style-name="P10">Le code se découpe en deux grandes sous-parties. Tout d’abord, il y a la construction de l’espace des échelles puis la détection des extremas dans les différences de gaussienne générées.</text:p>
      <text:p text:style-name="P10"/>
      <text:p text:style-name="P10">Etape 1 :</text:p>
      <text:p text:style-name="P10">On génère tout d’abord l’image qui est ici Lena après avoir importé nos bibliothèques utiles.</text:p>
      <text:p text:style-name="P13"><text:span text:style-name="T3">La première fonction s’appelle </text:span><text:span text:style-name="T4">generationOfGaussianAndDOGImage</text:span><text:span text:style-name="T3">s et permet de créer l’espace des échelles en appliquant des filtres gaussiens et aussi de calculer les DOG qui nous seront utiles pour la deuxième étape implémentée. Pour l’application du filtre gaussien, on utilise GaussianBlur qui prend en paramètre l’image, la taille du masque gaussien (5,5) et le facteur d’échelle sigma qui correspond à l’écart-type de notre distribution gaussienne. Cette fonction permet de générer un octave, étage sur lequel l’image a la même dimension. Les valeurs de k et sigma sont arbitraires. Nous avons pris des valeurs entre 1 et 2 pour rester raisonnable, nous souhaitions voir une évolution mais pas trop grande a</text:span><text:span text:style-name="T5">fin</text:span><text:span text:style-name="T3"> que les images ne soient pas trop floutées.</text:span></text:p>
      <text:p text:style-name="P10">Après avoir créé cette fonction, on génère 4 octaves. Pour chaque octave, on redimensionne l’image par 2 grâce au resize. 4 octaves semble être un bon compromis car on va déjà voir que pour la 4ème octave, l’image est en 64x64 pixels et on ne trouve déjà presque plus d’extremas. 5 images gaussiennes semble aussi être raisonnable car nous aurons de cette façon, 4 différences de gaussienne par octave ce qui semble être un chiffre minimal et optimal pour notre application.</text:p>
      <text:p text:style-name="P10"><text:soft-page-break/></text:p>
      <text:p text:style-name="P10">Etape 2 :</text:p>
      <text:p text:style-name="P13"><text:span text:style-name="T3">generationOfGaussianAndDOGImages a aussi permis de générer les DOG. A partir de celles-ci, on crée la fonction findExtremas qui va permettre de trouver les extremas potentiel</text:span><text:span text:style-name="T5">s</text:span><text:span text:style-name="T3"> pour une DOG donnée. Pour cela, on a aussi besoin des différences de gaussienne précédentes et suivantes sur le même octave. C’est pourquoi nous aurons des résultats seulement pour la deuxième et la troisième DOG de chaque octave. Dans findExtremas, on cherche les coordonnées des extremas potentiels en parcourant toute l’image et en analysant pour chaque pixel, 26 voisins (8 sur la DOG actuelle et 9 sur la précédente et la suivante). On sélectionne un pixel s’il est supérieur au max de neighbours ou inférieur au min de neighbours. On obtient finalement les coordonnées des extremas.</text:span></text:p>
      <text:p text:style-name="P14"><text:span text:style-name="T3">O</text:span><text:span text:style-name="T2">n calcule ensuite les positions des extremas pour nos DOG, cela prend d’ailleurs un peu de temps à compiler sachant le nombre important de calculs et de boucles à réaliser. </text:span></text:p>
      <text:p text:style-name="P11">Pour bien repérer les extremas potentiels dans les DOG, on propose la fonction highlightExtremas qui va permettre de créer de petits cercles rouges autour des extremas et ainsi plus simplement les identifier. Finalement, on peut afficher nos différences de gaussienne avec les extremas reperés.</text:p>
      <text:p text:style-name="P10"/>
      <text:p text:style-name="P9"><text:tab/>Analyse :</text:p>
      <text:p text:style-name="P12"/>
      <text:p text:style-name="P11">Les résultats obtenus sont, à notre niveau, satisfaisants. Nous n’avons pas eu grand mal à générer l’espace des échelles après s’être efforcé <text:span text:style-name="T11">de</text:span> bien comprendre le principe. La pyramide de gaussienne ainsi créée est conforme aux attentes et montre bien l’évolution que l’on s’imaginait. La génération des différences de gaussienne s’est aussi faite sans soucis comme nous avions déjà pu l’étudier en TP. La recherche des extremas a, quant à elle, été plus compliqué<text:span text:style-name="T12">e</text:span> pour nous mais nous avons tout de même pu obtenir un résultat satisfaisant qui met bien en valeur les points d’intérêt potentiels <text:span text:style-name="T11">des DOG.</text:span></text:p>
      <text:p text:style-name="P9"/>
      <text:p text:style-name="P9"><text:tab/>Pistes d’améliorations :</text:p>
      <text:p text:style-name="P8"/>
      <text:p text:style-name="P11">Les pistes d’améliorations sont ici nombreuses car, en effet, une petite <text:span text:style-name="T11">première</text:span> partie de l’algorithme SIFT a été implémenté<text:span text:style-name="T12">e</text:span>. Il aurait été intéressant dans le cadre d’un projet de plus longue durée, de coder les étapes suivantes comme l’élimination des extremas non-pertinents <text:span text:style-name="T11">(d’où l’expression depuis le début d’extremas « potentiels »)</text:span>, la localisation de ceux-ci sur l’image de base et non pas que sur les DOG ou encore le calcul d’orientation des points que nous avons aussi pu expliquer lors de l’oral.</text:p>
      <text:p text:style-name="P8"/>
      <text:p text:style-name="P8">Partie Application :</text:p>
      <text:p text:style-name="P3"/>
      <text:p text:style-name="P4">La partie application peut se diviser en 3 parties : <text:span text:style-name="T13">la prise en main avec l’image Lena, les 3 scénarios de reconnaissance d’objets dans un décor et la reconnaissance d’objet en direct dans un décor.</text:span></text:p>
      <text:p text:style-name="P4"/>
      <text:p text:style-name="P5">Description : </text:p>
      <text:p text:style-name="P5"/>
      <text:p text:style-name="P5">La prise en main consistait à calculer, afficher puis comparer avec un matching, les points d’intérêts et descripteurs de deux images : l’image Lena originale et cette même image sur laquelle on a effectué une rotation et un changement d’échelle.</text:p>
      <text:p text:style-name="P15"><text:span text:style-name="T6">Dans la seconde partie est d’abord présentée une reconnaissance d’un jeu vidéo dans un décor. La démarche a été la suivante : calculer les points d’intérêts et descripteurs d’une image d’entraînement et d’une image requête du jeu dans un décor, puis effectuer un matching entre ces deux images. On présente ensuite la même expérience avec deux autres objets, un rubixcube et une pochette d’album, </text:span><text:span text:style-name="T7">expériences réalisées initialement avant celle du jeu vidéo. Nous avons voulu les proposer quand même </text:span><text:span text:style-name="T6">pour </text:span><text:span text:style-name="T7">avoir un aperçu des limites de SIFT codé par opencv.</text:span><text:span text:style-name="T6"><text:line-break/></text:span><text:soft-page-break/><text:span text:style-name="T6">Enfin, la partie détection d’objet en direct consistait, à l’aide d’une acquisition vidéo, à changer en boucle l’image requête et, si l’objet était détecté, à tracer une polyligne autour de l’objet. <text:s/></text:span><text:span text:style-name="T8">Le seuil de détection de l’objet est un seuil fixe fixé arbitrairement mais cependant efficace : le nombre de matchs correct</text:span><text:span text:style-name="T9">s</text:span><text:span text:style-name="T8"> sur l’objet détecté.</text:span></text:p>
      <text:p text:style-name="P5"/>
      <text:p text:style-name="P6">Analyse des résultats : </text:p>
      <text:p text:style-name="P6"/>
      <text:p text:style-name="P6">Les résultats obtenus avec la comparaison des images de Lena <text:span text:style-name="T15">sont</text:span> conformes à nos attentes : le matching était presque parfait, ce qui met en évidence l’invariance par rotation et changement d’échelle d<text:span text:style-name="T15">e l’algorithme </text:span>SIFT.</text:p>
      <text:p text:style-name="P6">La détection du jeu vidéo « Uncharted » dans un décor fut très concluante : le taux de matchs corrects était très élevé, et très nettement mis en évidence avec le matching.</text:p>
      <text:p text:style-name="P6">En revanche, les deux expériences présentées ensuite, qui ont été effectuées en amont, on été moins concluantes. Pour l’objet « pochette d’album », la raison majeure du relatif échec était que l’objet était très sombre et donc que certains détails, présents dans l’image d’entrainement, ne l’étaient pas dans l’image cible. Ces deux expérience<text:span text:style-name="T15">s</text:span> mettent en valeur des limites, pas <text:span text:style-name="T15">nécessairement</text:span> d<text:span text:style-name="T15">e</text:span> SIFT <text:span text:style-name="T15">en tant que tel</text:span>, mais de son <text:span text:style-name="T15">interprétation par les programmateurs d’opencv</text:span>.</text:p>
      <text:p text:style-name="P16"><text:span text:style-name="T8">Enfin, la détection d’objet en direct de l’objet Uncharted est impressionnante par son efficacité. En effet, le jeu est détecté avec une grande r</text:span><text:span text:style-name="T9">apidité</text:span><text:span text:style-name="T8">, et l’algorithme ne se laisse pas tromper par des objets qui lui ressemblent. Petit bémol : l’acquisition et le traitement en direct est très gourmand pour le pc, mais cela peut être résolu en ajoutant un délai d’attente dans la boucle, c’est-à-dire en baissant la fréquence des images.</text:span></text:p>
      <text:p text:style-name="P6"/>
      <text:p text:style-name="P6">En piste d’amélioration, nous aurions pu travailler avec les 3 canaux d’origine. En effet, la norme dans l’utilisation du SIFT avec python/opencv est de convertir l’image en nuances de gris et ensuite d’effectuer le traitement : de l’information est donc perdue. L’utilisation des 3 canaux aurait pu permettre une meilleure fiabilité, car la quantité d’information disponible aurait été plus importante.</text:p>
      <text:p text:style-name="P5"/>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2-08T08:24:53.956263096</meta:creation-date>
    <dc:date>2020-12-12T19:47:48.996004535</dc:date>
    <meta:editing-duration>PT36M3S</meta:editing-duration>
    <meta:editing-cycles>8</meta:editing-cycles>
    <meta:generator>LibreOffice/6.3.5.2$Linux_X86_64 LibreOffice_project/30$Build-2</meta:generator>
    <meta:document-statistic meta:table-count="0" meta:image-count="0" meta:object-count="0" meta:page-count="3" meta:paragraph-count="37" meta:word-count="1336" meta:character-count="8545" meta:non-whitespace-character-count="7238"/>
  </office:meta>
</office:document-meta>
</file>